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9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907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59" style:family="table-cell" style:parent-style-name="Default"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6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4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7" style:family="table-cell" style:parent-style-name="Default">
      <style:table-cell-properties fo:background-color="transparent" style:vertical-align="middle"/>
      <style:text-properties style:font-name="Avenir6"/>
    </style:style>
    <style:style style:name="ce208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6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9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2" fo:font-weight="bold"/>
    </style:style>
    <style:style style:name="ce269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2" fo:font-weight="normal"/>
    </style:style>
    <style:style style:name="ce269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2" fo:font-weight="bold"/>
    </style:style>
    <style:style style:name="ce585" style:family="table-cell" style:parent-style-name="Default">
      <style:text-properties style:font-name="Avenir2"/>
    </style:style>
    <style:style style:name="ce269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01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80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lf " calcext:value-type="string" table:number-columns-spanned="3" table:number-rows-spanned="1">
            <text:p>Faj misztérium: Elf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69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4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1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0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5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66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3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67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0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7"/>
          <table:covered-table-cell table:style-name="ce2088"/>
          <table:covered-table-cell table:number-columns-repeated="3" table:style-name="ce2087"/>
          <table:covered-table-cell table:style-name="ce2599"/>
          <table:covered-table-cell table:number-columns-repeated="2" table:style-name="ce2087"/>
          <table:covered-table-cell/>
          <table:covered-table-cell table:style-name="ce2087"/>
          <table:covered-table-cell table:number-columns-repeated="3"/>
        </table:table-row>
        <table:table-row table:style-name="ro2">
          <table:table-cell table:number-columns-repeated="4"/>
          <table:table-cell table:style-name="ce2088"/>
          <table:table-cell table:style-name="ce2087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7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7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7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28"><text:a xlink:href="https://github.com/kaktusztea/km100/blob/master/md/fortelyok.kiemelt/nyelvismeret.md" xlink:type="simple">Nyelvismeret</text:a></text:span><text:span text:style-name="T28"> 🔁</text:span>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35">🟥 Előadóművészet, 🟩 </text:span><text:span text:style-name="T42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</text:span><text:span text:style-name="T31"> </text:span>Befolyásolás, Ember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2">🟥</text:span><text:span text:style-name="T31"> Előadóművészet, </text:span><text:span text:style-name="T43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2">🟥 </text:span><text:span text:style-name="T31">Képzőművészet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1">Kvantikum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85" office:value-type="string" calcext:value-type="string">
            <text:p><text:span text:style-name="T32">🟥</text:span><text:span text:style-name="T31"> Befolyásolás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1">Lexikum, </text:span>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04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2">🟥</text:span><text:span text:style-name="T31"> Előadóművészet, </text:span><text:span text:style-name="T43">🟩 </text:span>Művészetismeret</text:p>
          </table:table-cell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2">🟥</text:span><text:span text:style-name="T31"> Lexikum,</text:span><text:span text:style-name="T43"> </text:span>Nyomozás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1"> </text:span>Művészetismeret;  <text:span text:style-name="T32">🟥 </text:span><text:span text:style-name="T31">Képzőművészet</text:span>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1"> </text:span>Idomítás;  <text:span text:style-name="T32">🟥 </text:span>Lovaglás, Léglovaglás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1"> </text:span>Hadásza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1">Kvantikum, </text:span>Nyomoz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1">Kvantikum, </text:span>Nyomozás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2">🟥</text:span><text:span text:style-name="T43"> </text:span><text:span text:style-name="T31">Előadóművészet, </text:span><text:span text:style-name="T43">🟩</text:span> Művészetismeret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1">Művészetismeret, Értékebecslés;  </text:span><text:span text:style-name="T44">🟥 </text:span><text:span text:style-name="T31">Képzőművészet</text:span>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5">🟩 </text:span><text:span text:style-name="T36">Kézművesség;  </text:span><text:span text:style-name="T37">🟥 </text:span><text:span text:style-name="T36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span text:style-name="T28"><text:a xlink:href="https://github.com/kaktusztea/szilankrpg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1">🟩 </text:span><text:span text:style-name="T38">Értékbecslés;  </text:span><text:span text:style-name="T39">🟥 </text:span><text:span text:style-name="T33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Default" table:formula="of:=COUNTA([.A5:.A54])-4" office:value-type="float" office:value="46" calcext:value-type="float">
            <text:p>46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2">🟥</text:span><text:span text:style-name="T43"> </text:span><text:span text:style-name="T31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2">🟥 </text:span>Előadóművészet, Művészetismeret, Etikett</text:p>
          </table:table-cell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2">🟥 </text:span>Etikett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1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1">Nyomozás;   </text:span><text:span text:style-name="T44">🟥 </text:span><text:span text:style-name="T31">Városi jártasság, Etikett</text:span>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04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85" office:value-type="string" calcext:value-type="string">
            <text:p><text:span text:style-name="T32">🟥</text:span><text:span text:style-name="T31"> Befolyásolás</text:span>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1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1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6])" office:value-type="float" office:value="56" calcext:value-type="float">
            <text:p>56</text:p>
          </table:table-cell>
          <table:table-cell table:style-name="ce2585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2:.A119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8"/>
          <table:covered-table-cell table:style-name="ce2208"/>
          <table:covered-table-cell table:number-columns-repeated="6" table:style-name="ce2198"/>
          <table:covered-table-cell table:number-columns-repeated="3" table:style-name="ce2335"/>
          <table:covered-table-cell table:style-name="ce219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8"/>
          <table:table-cell table:style-name="ce2208"/>
          <table:table-cell table:style-name="ce2198" table:number-columns-repeated="2"/>
          <table:table-cell table:style-name="ce2872"/>
          <table:table-cell table:style-name="ce2198" table:number-columns-repeated="3"/>
          <table:table-cell table:style-name="ce2335" table:number-columns-repeated="3"/>
          <table:table-cell table:style-name="ce219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4" office:value-type="string" calcext:value-type="string">
            <text:p>Szint</text:p>
          </table:table-cell>
          <table:table-cell table:style-name="ce2264" office:value-type="string" calcext:value-type="string" table:number-columns-spanned="2" table:number-rows-spanned="1">
            <text:p>KP</text:p>
          </table:table-cell>
          <table:covered-table-cell table:style-name="ce22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8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8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0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3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2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2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3"/>
          <table:table-cell table:style-name="ce980"/>
          <table:table-cell table:style-name="ce214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91" table:content-validation-name="val225" office:value-type="string" calcext:value-type="string">
            <text:p>Fok</text:p>
          </table:table-cell>
          <table:table-cell table:style-name="ce2391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4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4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4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2" table:content-validation-name="val5" office:value-type="float" office:value="5" calcext:value-type="float">
            <text:p>5</text:p>
          </table:table-cell>
          <table:table-cell table:style-name="ce21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2" table:content-validation-name="val5" office:value-type="float" office:value="10" calcext:value-type="float">
            <text:p>10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2" table:content-validation-name="val5" office:value-type="float" office:value="15" calcext:value-type="float">
            <text:p>15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/>
          <table:table-cell table:style-name="ce2183" table:content-validation-name="val5" table:number-columns-repeated="2"/>
          <table:table-cell table:style-name="ce2572" table:content-validation-name="val5"/>
          <table:table-cell table:style-name="ce2249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4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7" table:content-validation-name="val5"/>
          <table:table-cell table:style-name="ce218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7" table:content-validation-name="val5" office:value-type="string" calcext:value-type="string">
            <text:p>Szúró</text:p>
          </table:table-cell>
          <table:table-cell table:style-name="ce2187" table:content-validation-name="val5" office:value-type="string" calcext:value-type="string">
            <text:p>Vágó</text:p>
          </table:table-cell>
          <table:table-cell table:style-name="ce2187" table:content-validation-name="val5" office:value-type="string" calcext:value-type="string">
            <text:p>Zúzó</text:p>
          </table:table-cell>
          <table:table-cell table:style-name="ce218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2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>
            <text:p>Fémalapanyag</text:p>
          </table:table-cell>
          <table:table-cell table:style-name="ce218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4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7" table:content-validation-name="val222" office:value-type="string" calcext:value-type="string">
            <text:p>TÉ</text:p>
          </table:table-cell>
          <table:table-cell table:style-name="ce2207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4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7" table:content-validation-name="val105" office:value-type="string" calcext:value-type="string">
            <text:p>TÉ</text:p>
          </table:table-cell>
          <table:table-cell table:style-name="ce2207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number-columns-repeated="2" table:style-name="ce219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2" office:value-type="float" office:value="6" calcext:value-type="float">
            <text:p>6</text:p>
          </table:table-cell>
          <table:table-cell table:number-columns-repeated="2" table:style-name="ce219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2" office:value-type="float" office:value="9" calcext:value-type="float">
            <text:p>9</text:p>
          </table:table-cell>
          <table:table-cell table:number-columns-repeated="2" table:style-name="ce219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9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4"/>
        <table:named-range table:name="fortelyok_altalanos_full" table:base-cell-address="$Fortélylista.$B$35" table:cell-range-address="$Fortélylista.$A$4:.$C$54"/>
        <table:named-range table:name="fortelyok_harci" table:base-cell-address="$Fortélylista.$A$102" table:cell-range-address="$Fortélylista.$A$71:.$A$119"/>
        <table:named-range table:name="fortelyok_harci_full" table:base-cell-address="$Fortélylista.$A$102" table:cell-range-address="$Fortélylista.$A$71:.$B$119"/>
        <table:named-range table:name="fortelyok_kiemelt" table:base-cell-address="$Fortélylista.$A$53" table:cell-range-address="$Fortélylista.$A$61:.$A$70"/>
        <table:named-range table:name="fortelyok_kiemelt_full" table:base-cell-address="$Fortélylista.$A$53" table:cell-range-address="$Fortélylista.$A$61:.$B$70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4"/>
        <table:named-range table:name="fortelyok_misztikus_full" table:base-cell-address="$Fortélylista.$D$73" table:cell-range-address="$Fortélylista.$A$125:.$B$144"/>
        <table:named-range table:name="fortelyok_szabad" table:base-cell-address="$Fortélylista.$E$16" table:cell-range-address="$Fortélylista.$E$10:.$E$66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5:.$E$57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1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59:Fortélylista.D71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2:58:52.38374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3:10:41.254427000</dc:date>
    <meta:editing-cycles>1345</meta:editing-cycles>
    <meta:editing-duration>P12DT4H7M18S</meta:editing-duration>
    <meta:document-statistic meta:table-count="11" meta:cell-count="498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